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2.239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239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telingo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1.14222"/>
          <table:table-cell office:value-type="float" office:value="0.124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20.0"/>
          <table:table-cell office:value-type="float" office:value="23.0"/>
          <table:table-cell office:value-type="float" office:value="733.0"/>
          <table:table-cell office:value-type="float" office:value="1654.0"/>
          <table:table-cell office:value-type="float" office:value="894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59.0"/>
          <table:table-cell office:value-type="float" office:value="2302.0"/>
          <table:table-cell office:value-type="float" office:value="2222.0"/>
          <table:table-cell office:value-type="float" office:value="1567.0"/>
          <table:table-cell office:value-type="float" office:value="164.0"/>
          <table:table-cell office:value-type="float" office:value="494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1.16123"/>
          <table:table-cell office:value-type="float" office:value="0.06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1.0"/>
          <table:table-cell office:value-type="float" office:value="23.0"/>
          <table:table-cell office:value-type="float" office:value="799.0"/>
          <table:table-cell office:value-type="float" office:value="1874.0"/>
          <table:table-cell office:value-type="float" office:value="903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60.0"/>
          <table:table-cell office:value-type="float" office:value="2273.0"/>
          <table:table-cell office:value-type="float" office:value="2193.0"/>
          <table:table-cell office:value-type="float" office:value="1561.0"/>
          <table:table-cell office:value-type="float" office:value="185.0"/>
          <table:table-cell office:value-type="float" office:value="494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telingo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